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rsid="000ef0e6" officeooo:paragraph-rsid="000ef0e6"/>
    </style:style>
    <style:style style:name="P3" style:family="paragraph" style:parent-style-name="Standard">
      <style:text-properties fo:language="de" fo:country="DE" officeooo:rsid="000ef0e6" officeooo:paragraph-rsid="0010d738"/>
    </style:style>
    <style:style style:name="P4" style:family="paragraph" style:parent-style-name="Standard">
      <style:text-properties fo:language="de" fo:country="DE" officeooo:rsid="0013a321" officeooo:paragraph-rsid="0013a321"/>
    </style:style>
    <style:style style:name="P5" style:family="paragraph" style:parent-style-name="Standard">
      <style:text-properties fo:language="de" fo:country="DE" officeooo:rsid="00138ffb" officeooo:paragraph-rsid="00138ffb"/>
    </style:style>
    <style:style style:name="P6" style:family="paragraph" style:parent-style-name="Standard">
      <style:text-properties fo:language="de" fo:country="DE" officeooo:rsid="00115822" officeooo:paragraph-rsid="00115822"/>
    </style:style>
    <style:style style:name="P7" style:family="paragraph" style:parent-style-name="Standard">
      <style:text-properties fo:language="de" fo:country="DE" officeooo:rsid="001853da" officeooo:paragraph-rsid="001853da"/>
    </style:style>
    <style:style style:name="T1" style:family="text">
      <style:text-properties officeooo:rsid="000b1838"/>
    </style:style>
    <style:style style:name="T2" style:family="text">
      <style:text-properties officeooo:rsid="000ef0e6"/>
    </style:style>
    <style:style style:name="T3" style:family="text">
      <style:text-properties officeooo:rsid="000f52fb"/>
    </style:style>
    <style:style style:name="T4" style:family="text">
      <style:text-properties officeooo:rsid="0010d738"/>
    </style:style>
    <style:style style:name="T5" style:family="text">
      <style:text-properties officeooo:rsid="0013a321"/>
    </style:style>
    <style:style style:name="T6" style:family="text">
      <style:text-properties officeooo:rsid="0015509c"/>
    </style:style>
    <style:style style:name="T7" style:family="text">
      <style:text-properties officeooo:rsid="0016c7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8.</text:span> Assignment – <text:span text:style-name="T2">Velocity Control and lateral control</text:span></text:p>
      <text:p text:style-name="P1"/>
      <text:p text:style-name="P1">by Pascal Müller, Fabian Casares, Friedrich Müller</text:p>
      <text:p text:style-name="P1"/>
      <text:p text:style-name="P1"><text:s/></text:p>
      <text:p text:style-name="P1"><text:span text:style-name="T1">Exercise</text:span> 1 – <text:span text:style-name="T2">Velocity Control</text:span></text:p>
      <text:p text:style-name="P1"/>
      <text:p text:style-name="P2">Unser Ansatz bestand darin das Topic /ticks zu verwenden um die zurückgelegte Distanz pro Zeit zu ermitteln. <text:span text:style-name="T5">Messungen ergaben, dass pro (geradeaus) gefahrenen Meter insgesamt ca. 180 ticks zu zählen waren.</text:span> So <text:span text:style-name="T3">war</text:span> mit 1 <text:span text:style-name="T6">T</text:span>ick pro 5/9cm zu rechnen, bzw mit 36 <text:span text:style-name="T6">T</text:span>icks pro Radumdrehung.</text:p>
      <text:p text:style-name="P2">Dies ermöglichte nach Eingabe einer Zielgeschwindigkeit in Metern pro Sekunde eben genau diese <text:span text:style-name="T5">mittels PID-Control </text:span>anzustreben.</text:p>
      <text:p text:style-name="P3">Das Ziel war es einen Subscriber zum Topic /ticks zu bauen, <text:span text:style-name="T4">sodass Ticks pro Zeitraum berechnet werden konnten um den momentanen error zu berechnen (angestrebte Geschw. Minus momentane Geschw.) und entsprechend die Geschwindigkeit des Autos mittels P-, I- und D-Gliedern anzupassen.</text:span></text:p>
      <text:p text:style-name="P3"/>
      <text:p text:style-name="P4">Hierfür wurde eine Klasse pid_vel angelegt, welche auf dem topic /ticks stets die <text:span text:style-name="T6">T</text:span>icks zur Ermittlung der gefahrenen Distanz <text:span text:style-name="T7">zählt</text:span> und auf dem topic /manual_control/speed die ermittelten Geschwindigkeitserhöh<text:span text:style-name="T6">ung</text:span>en <text:span text:style-name="T7">vornimmt</text:span>. Einziger Instanzierungsparameter <text:span text:style-name="T7">ist</text:span> der Wert der angestrebten Geschwindigkeit in Meter<text:span text:style-name="T7">n </text:span>pro Sekunde, <text:span text:style-name="T7">welcher in T</text:span>icks pro Sekunde umgerechnet <text:span text:style-name="T7">wird</text:span>. <text:span text:style-name="T6">Der While loop ist mit einem timer versehen, sodass eine Iteration pro Sekunde geschieht und jeweils die Veränderung des Zählers der Ticks, zur Ermittlung der Geschwindigkeit und Berechnung des Errors, verwendet.</text:span></text:p>
      <text:p text:style-name="P5"/>
      <text:p text:style-name="P7">Eine finale Ausführung zur Anpassung der gain-Faktoren und Generierung der Plots steht noch aus.</text:p>
      <text:p text:style-name="P7"/>
      <text:p text:style-name="P7"/>
      <text:p text:style-name="P6">Exercise 2 – Control a car on an oval circui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3:39:35.889739241</meta:creation-date>
    <meta:generator>LibreOffice/6.0.7.3$Linux_X86_64 LibreOffice_project/00m0$Build-3</meta:generator>
    <dc:date>2019-01-11T06:15:44.516471149</dc:date>
    <meta:editing-duration>PT4H13M14S</meta:editing-duration>
    <meta:editing-cycles>12</meta:editing-cycles>
    <meta:document-statistic meta:table-count="0" meta:image-count="0" meta:object-count="0" meta:page-count="1" meta:paragraph-count="10" meta:word-count="223" meta:character-count="1549" meta:non-whitespace-character-count="1331"/>
  </office:meta>
</office:document-meta>
</file>